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178d44" officeooo:paragraph-rsid="0024cbe6"/>
    </style:style>
    <style:style style:name="P3" style:family="paragraph" style:parent-style-name="Standard" style:list-style-name="L1">
      <style:text-properties officeooo:rsid="0028366a" officeooo:paragraph-rsid="0028366a"/>
    </style:style>
    <style:style style:name="P4" style:family="paragraph" style:parent-style-name="Standard" style:list-style-name="L1">
      <style:text-properties officeooo:rsid="0005daba" officeooo:paragraph-rsid="0024cbe6"/>
    </style:style>
    <style:style style:name="P5" style:family="paragraph" style:parent-style-name="Standard" style:list-style-name="L1">
      <style:text-properties officeooo:rsid="0019f39d" officeooo:paragraph-rsid="0024cbe6"/>
    </style:style>
    <style:style style:name="P6" style:family="paragraph" style:parent-style-name="Standard" style:list-style-name="L1">
      <style:text-properties officeooo:rsid="00200283" officeooo:paragraph-rsid="00200283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2dc461" officeooo:paragraph-rsid="002dc461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2698530036" text:style-name="L1">
        <text:list-item>
          <text:p text:style-name="P13">There's a bug where after searching once, all the values in the search box become fixed</text:p>
        </text:list-item>
        <text:list-item>
          <text:p text:style-name="P13">Make sure clear button actually clears</text:p>
        </text:list-item>
        <text:list-item>
          <text:p text:style-name="P2">Add form validation</text:p>
        </text:list-item>
        <text:list-item>
          <text:p text:style-name="P3">Show a message when not searching music</text:p>
        </text:list-item>
        <text:list-item>
          <text:p text:style-name="P3">Add a "toast" or whatever they want somewhere</text:p>
        </text:list-item>
        <text:list-item>
          <text:p text:style-name="P4">Make the splash screen work</text:p>
        </text:list-item>
        <text:list-item>
          <text:p text:style-name="P5">Sort events like HW8</text:p>
        </text:list-item>
        <text:list-item>
          <text:p text:style-name="P6">Add icons for three main tabs</text:p>
        </text:list-item>
        <text:list-item>
          <text:p text:style-name="P7">Update the background color for the ticket status on the details tab</text:p>
        </text:list-item>
        <text:list-item>
          <text:p text:style-name="P8">Get placeholder image for when it's not found?</text:p>
        </text:list-item>
        <text:list-item>
          <text:p text:style-name="P7">Make the link marquee work on the details tab</text:p>
        </text:list-item>
        <text:list-item>
          <text:p text:style-name="P9">Make the event title marquee</text:p>
        </text:list-item>
        <text:list-item>
          <text:p text:style-name="P10">Make sure all text marquee works</text:p>
        </text:list-item>
        <text:list-item>
          <text:p text:style-name="P7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21:22:11.811000000</dc:date>
    <meta:editing-duration>PT7H29M20S</meta:editing-duration>
    <meta:editing-cycles>3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37" meta:character-count="690" meta:non-whitespace-character-count="586"/>
  </office:meta>
</office:document-meta>
</file>